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1.799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0.901cm"/>
    </style:style>
    <style:style style:name="Table2.B" style:family="table-column">
      <style:table-column-properties style:column-width="6.112cm"/>
    </style:style>
    <style:style style:name="Table2.1" style:family="table-row">
      <style:table-row-properties style:min-row-height="5.68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style:min-row-height="2.302cm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style:min-row-height="1.905cm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1" style:family="table-row">
      <style:table-row-properties style:min-row-height="5.689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6" style:family="table">
      <style:table-properties style:width="5.609cm" table:align="left"/>
    </style:style>
    <style:style style:name="Table6.A" style:family="table-column">
      <style:table-column-properties style:column-width="5.609cm"/>
    </style:style>
    <style:style style:name="Table6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b073d" officeooo:paragraph-rsid="000b073d"/>
    </style:style>
    <style:style style:name="P3" style:family="paragraph" style:parent-style-name="Standard">
      <style:paragraph-properties fo:text-align="start" style:justify-single-word="false"/>
      <style:text-properties officeooo:rsid="000b4fbf"/>
    </style:style>
    <style:style style:name="P4" style:family="paragraph" style:parent-style-name="Standard">
      <style:paragraph-properties fo:text-align="start" style:justify-single-word="false"/>
      <style:text-properties officeooo:rsid="000b4fbf" officeooo:paragraph-rsid="000b4fbf"/>
    </style:style>
    <style:style style:name="P5" style:family="paragraph" style:parent-style-name="Standard">
      <style:paragraph-properties fo:text-align="start" style:justify-single-word="false"/>
      <style:text-properties officeooo:rsid="000ceab3" officeooo:paragraph-rsid="000ceab3"/>
    </style:style>
    <style:style style:name="P6" style:family="paragraph" style:parent-style-name="Standard">
      <style:paragraph-properties fo:text-align="start" style:justify-single-word="false"/>
      <style:text-properties officeooo:rsid="000d1669" officeooo:paragraph-rsid="000d1669"/>
    </style:style>
    <style:style style:name="P7" style:family="paragraph" style:parent-style-name="Standard">
      <style:paragraph-properties fo:text-align="start" style:justify-single-word="false"/>
      <style:text-properties officeooo:rsid="000d2e96" officeooo:paragraph-rsid="000d2e96"/>
    </style:style>
    <style:style style:name="P8" style:family="paragraph" style:parent-style-name="Standard">
      <style:paragraph-properties fo:text-align="start" style:justify-single-word="false"/>
      <style:text-properties officeooo:rsid="000db89f" officeooo:paragraph-rsid="000db89f"/>
    </style:style>
    <style:style style:name="P9" style:family="paragraph" style:parent-style-name="Standard">
      <style:paragraph-properties fo:text-align="start" style:justify-single-word="false" fo:break-before="page"/>
      <style:text-properties officeooo:rsid="000ceab3" officeooo:paragraph-rsid="000ceab3"/>
    </style:style>
    <style:style style:name="P10" style:family="paragraph" style:parent-style-name="Standard">
      <style:paragraph-properties fo:text-align="start" style:justify-single-word="false" fo:break-before="page"/>
      <style:text-properties officeooo:rsid="000b073d" officeooo:paragraph-rsid="000b073d"/>
    </style:style>
    <style:style style:name="P11" style:family="paragraph" style:parent-style-name="Text_20_body">
      <style:text-properties officeooo:rsid="000b073d" officeooo:paragraph-rsid="000b073d"/>
    </style:style>
    <style:style style:name="P12" style:family="paragraph" style:parent-style-name="Footer">
      <style:text-properties officeooo:rsid="000d2e96" officeooo:paragraph-rsid="000d2e96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officeooo:rsid="000b073d" officeooo:paragraph-rsid="000b073d"/>
    </style:style>
    <style:style style:name="P15" style:family="paragraph" style:parent-style-name="Table_20_Contents">
      <style:paragraph-properties fo:text-align="start" style:justify-single-word="false"/>
      <style:text-properties officeooo:rsid="000d1669" officeooo:paragraph-rsid="000d1669"/>
    </style:style>
    <style:style style:name="T1" style:family="text">
      <style:text-properties officeooo:rsid="000b073d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officeooo:rsid="000d1669" style:font-name-asian="Liberation Serif1" style:font-name-complex="Liberation Serif1"/>
    </style:style>
    <style:style style:name="T4" style:family="text">
      <style:text-properties style:font-name="Liberation Serif" style:font-name-asian="Liberation Sans1" style:font-name-complex="FreeSans"/>
    </style:style>
    <style:style style:name="T5" style:family="text">
      <style:text-properties style:font-name="Liberation Serif" officeooo:rsid="000d1669" style:font-name-asian="Liberation Sans1" style:font-name-complex="FreeSans"/>
    </style:style>
    <style:style style:name="T6" style:family="text">
      <style:text-properties officeooo:rsid="000d1669"/>
    </style:style>
    <style:style style:name="T7" style:family="text">
      <style:text-properties officeooo:rsid="000db8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NA SAYFA TASARIMI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4"/>
          </table:table-cell>
          <table:table-cell table:style-name="Table2.B1" office:value-type="string">
            <text:p text:style-name="P13"/>
          </table:table-cell>
        </table:table-row>
      </table:table>
      <text:p text:style-name="P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3"/>
          </table:table-cell>
        </table:table-row>
      </table:table>
      <text:p text:style-name="P1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İÇ SAYFA TASARIMI</text:p>
      <text:p text:style-name="P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3"/>
          </table:table-cell>
        </table:table-row>
      </table:table>
      <text:p text:style-name="P1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4">&lt; <text:s text:c="71"/>&gt;</text:p>
            <text:p text:style-name="P14"/>
            <text:p text:style-name="P14"/>
            <text:p text:style-name="P14"/>
            <text:p text:style-name="P14"/>
            <text:p text:style-name="P14"><text:span text:style-name="T2">◄◄◄◄◄◄◄◄◄◄◄◄◄◄◄◄◄◄◄</text:span></text:p>
          </table:table-cell>
          <table:table-cell table:style-name="Table5.B1" office:value-type="string">
            <text:p text:style-name="P13"/>
          </table:table-cell>
        </table:table-row>
      </table:table>
      <text:p text:style-name="P1"/>
      <text:p text:style-name="P3"/>
      <text:p text:style-name="P4"/>
      <text:p text:style-name="P5"/>
      <text:p text:style-name="P9">YARDIM SAYFASI</text:p>
      <text:p text:style-name="P5"/>
      <text:p text:style-name="P5"/>
      <text:p text:style-name="P5">En Çok Sorulan Sorular:</text:p>
      <text:p text:style-name="P5"/>
      <text:p text:style-name="P5">&gt; </text:p>
      <text:p text:style-name="P6">&gt;</text:p>
      <text:p text:style-name="P6">&gt;</text:p>
      <text:p text:style-name="P6">&gt;</text:p>
      <text:p text:style-name="P6">&gt;</text:p>
      <text:p text:style-name="P5"/>
      <text:p text:style-name="P5"/>
      <text:p text:style-name="P5"/>
      <table:table table:name="Table6" table:style-name="Table6">
        <table:table-column table:style-name="Table6.A"/>
        <table:table-row>
          <table:table-cell table:style-name="Table6.A1" office:value-type="string">
            <text:p text:style-name="P15">Kendi sorunuzu yazın <text:s text:c="9"/></text:p>
          </table:table-cell>
        </table:table-row>
      </table:table>
      <text:p text:style-name="P6"/>
      <text:p text:style-name="P5"/>
      <text:p text:style-name="P7">Farklı dillerde de yaptım tüm dünya kullanabilsin diye.</text:p>
      <text:p text:style-name="P7"/>
      <text:p text:style-name="P7">Yardım sayfası hazırladım yapamı<text:span text:style-name="T7">yacakları bişey olursa baksınlar diye.</text:span></text:p>
      <text:p text:style-name="P7"/>
      <text:p text:style-name="P8">Site haritası hazırladım sitenin içinde arayıp bulamadıkları bilgiyi kolayca bulmaları için.</text:p>
      <text:p text:style-name="P8"/>
      <text:p text:style-name="P7"/>
      <text:p text:style-name="P5"/>
      <text:p text:style-name="P9">SİTE HARİTASI</text:p>
      <text:p text:style-name="P5"/>
      <text:p text:style-name="P5">&gt; <text:span text:style-name="T6">FUIEŞRJGJM </text:span></text:p>
      <text:p text:style-name="P5"><text:s text:c="3"/><text:span text:style-name="T3">▪</text:span><text:span text:style-name="T5">Adkrgktp</text:span></text:p>
      <text:p text:style-name="P5"><text:span text:style-name="T5"><text:s text:c="3"/></text:span><text:span text:style-name="T3">▪</text:span><text:span text:style-name="T5">Ahjuuy</text:span></text:p>
      <text:p text:style-name="P6">&gt;FDH7JKL</text:p>
      <text:p text:style-name="P6"><text:s text:c="3"/><text:span text:style-name="T2">▪</text:span><text:span text:style-name="T4">Hhyıtjj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d2e96" officeooo:paragraph-rsid="000d2e96"/>
    </style:style>
    <style:style style:name="MT1" style:family="text">
      <style:text-properties officeooo:rsid="000b073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 text:c="129"/><text:span text:style-name="MT1">ENGLISH-CHINA</text:span></text:p>
      </style:header>
      <style:footer>
        <text:p text:style-name="MP1">&gt;YARDIM SAYFASI</text:p>
        <text:p text:style-name="MP1">&gt;SİTE HARİTASI</text:p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08:29:53.224031554</meta:creation-date>
    <dc:date>2018-10-04T10:10:41.412762388</dc:date>
    <meta:editing-duration>PT37M24S</meta:editing-duration>
    <meta:editing-cycles>1</meta:editing-cycles>
    <meta:document-statistic meta:table-count="6" meta:image-count="0" meta:object-count="0" meta:page-count="4" meta:paragraph-count="25" meta:word-count="63" meta:character-count="657" meta:non-whitespace-character-count="396"/>
    <meta:generator>LibreOffice/5.2.7.2$Linux_ARM_EABI LibreOffice_project/528e71104c3fcc3637004cef595401b05295414c</meta:generator>
  </office:meta>
</office:document-meta>
</file>